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e6b" officeooo:paragraph-rsid="00075e6b"/>
    </style:style>
    <style:style style:name="P2" style:family="paragraph" style:parent-style-name="Standard">
      <style:text-properties style:text-underline-style="solid" style:text-underline-width="auto" style:text-underline-color="font-color" officeooo:rsid="00097a9c" officeooo:paragraph-rsid="00097a9c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llenge 1</text:p>
      <text:p text:style-name="P1"/>
      <text:p text:style-name="P1">tup = ("I",)</text:p>
      <text:p text:style-name="P1"/>
      <text:p text:style-name="P1"/>
      <text:p text:style-name="P1">print(type(tup))</text:p>
      <text:p text:style-name="P1"/>
      <text:p text:style-name="P1"/>
      <text:p text:style-name="P1">tup.append("r",)</text:p>
      <text:p text:style-name="P1">tup.append("o",)</text:p>
      <text:p text:style-name="P1">tup.append("n",)</text:p>
      <text:p text:style-name="P1">tup.append("h",)</text:p>
      <text:p text:style-name="P1">tup.append("a",)</text:p>
      <text:p text:style-name="P1">tup.append("c",)</text:p>
      <text:p text:style-name="P1">tup.append("k",)</text:p>
      <text:p text:style-name="P1"/>
      <text:p text:style-name="P1">#Dado que las tuplas son inmutables, el programa no te permite cambiar nada de dicha estructura. En caso de querer</text:p>
      <text:p text:style-name="P1">#inlcluir algo tendríamos que transformarlo en lista, incluir el objeto, y volver a convertirlo en tupla.</text:p>
      <text:p text:style-name="P1"/>
      <text:p text:style-name="P1"/>
      <text:p text:style-name="P1">tup = ("I","r","o","n","h","a","c","k",)</text:p>
      <text:p text:style-name="P1"/>
      <text:p text:style-name="P1">#Puedes reasignarlos dado que no estás cambiando nada, si no que por decirlo de alguna forma, estarías creando la</text:p>
      <text:p text:style-name="P1">#tupla de nuevo.</text:p>
      <text:p text:style-name="P1"/>
      <text:p text:style-name="P1"/>
      <text:p text:style-name="P1">tup = ("I","r","o","n","h","a","c","k",)</text:p>
      <text:p text:style-name="P1">tup1 = tuple(tup[:4])</text:p>
      <text:p text:style-name="P1">tup2 = tuple(tup[-4:])</text:p>
      <text:p text:style-name="P1">print(tup1)</text:p>
      <text:p text:style-name="P1">print(tup2)</text:p>
      <text:p text:style-name="P1"/>
      <text:p text:style-name="P1"/>
      <text:p text:style-name="P1">tup3 = tup1 + tup2</text:p>
      <text:p text:style-name="P1">print(tup3)</text:p>
      <text:p text:style-name="P1"/>
      <text:p text:style-name="P1">if tup3 == tup:</text:p>
      <text:p text:style-name="P1"><text:s text:c="4"/>print("tup3 equals tup")</text:p>
      <text:p text:style-name="P1">else:</text:p>
      <text:p text:style-name="P1"><text:s text:c="4"/>print("tup3 does not equal tup")</text:p>
      <text:p text:style-name="P1"/>
      <text:p text:style-name="P1"/>
      <text:p text:style-name="P1">a = len(tup1) + len(tup2)</text:p>
      <text:p text:style-name="P1">print(a)</text:p>
      <text:p text:style-name="P1"/>
      <text:p text:style-name="P1">b = len(tup3)</text:p>
      <text:p text:style-name="P1">print(b)</text:p>
      <text:p text:style-name="P1"/>
      <text:p text:style-name="P1"/>
      <text:p text:style-name="P1"><text:soft-page-break/>index = tup3.index("h")</text:p>
      <text:p text:style-name="P1">print(index)</text:p>
      <text:p text:style-name="P1"/>
      <text:p text:style-name="P1"/>
      <text:p text:style-name="P1">tup3 = ("I","r","o","n","h","a","c","k",)</text:p>
      <text:p text:style-name="P1">letters = ["a", "b", "c", "d", "e"]</text:p>
      <text:p text:style-name="P1">c = 0</text:p>
      <text:p text:style-name="P1">for i in letters:</text:p>
      <text:p text:style-name="P1"><text:s text:c="4"/>if letters[c] in tup3:</text:p>
      <text:p text:style-name="P1"><text:s text:c="8"/>print(True)</text:p>
      <text:p text:style-name="P1"><text:s text:c="8"/>c += 1</text:p>
      <text:p text:style-name="P1"><text:s text:c="4"/>else:</text:p>
      <text:p text:style-name="P1"><text:s text:c="8"/>print(False) <text:s/></text:p>
      <text:p text:style-name="P1"><text:s text:c="8"/>c += 1</text:p>
      <text:p text:style-name="P1"/>
      <text:p text:style-name="P1"/>
      <text:p text:style-name="P1">tup3 = ("I","r","o","n","h","a","c","k",)</text:p>
      <text:p text:style-name="P1">letters = ["a", "b", "c", "d", "e"]</text:p>
      <text:p text:style-name="P1">c = 0</text:p>
      <text:p text:style-name="P1">for i in letters: </text:p>
      <text:p text:style-name="P1"><text:s text:c="4"/>d = tup3.count(letters[c])</text:p>
      <text:p text:style-name="P1"><text:s text:c="4"/>print(str(i) + " appears " + str(d) + " times.")</text:p>
      <text:p text:style-name="P1"><text:s text:c="4"/>c += 1</text:p>
      <text:p text:style-name="P1"/>
      <text:p text:style-name="P1"/>
      <text:p text:style-name="P2">Challenge 2</text:p>
      <text:p text:style-name="P2"><text:span text:style-name="T1"/></text:p>
      <text:p text:style-name="P2"><text:span text:style-name="T1">sample_list_1 = random.sample(range(100), k=80)</text:span></text:p>
      <text:p text:style-name="P2"><text:span text:style-name="T1">print(sample_list₁)</text:span></text:p>
      <text:p text:style-name="P2"><text:span text:style-name="T1"/></text:p>
      <text:p text:style-name="P2"><text:span text:style-name="T1"/></text:p>
      <text:p text:style-name="P2"><text:span text:style-name="T1">set1 = set(sample_list_1)</text:span></text:p>
      <text:p text:style-name="P2"><text:span text:style-name="T1">print(len(set1))</text:span></text:p>
      <text:p text:style-name="P2"><text:span text:style-name="T1"/></text:p>
      <text:p text:style-name="P2"><text:span text:style-name="T1"/></text:p>
      <text:p text:style-name="P2"><text:span text:style-name="T1">sample_list_2 = [random.randint(0, 100) for _ in range(100)]</text:span></text:p>
      <text:p text:style-name="P2"><text:span text:style-name="T1">print(d)</text:span></text:p>
      <text:p text:style-name="P2"><text:span text:style-name="T1"/></text:p>
      <text:p text:style-name="P2"><text:span text:style-name="T1"/></text:p>
      <text:p text:style-name="P2"><text:span text:style-name="T1">set2 = set(sample_list_2)</text:span></text:p>
      <text:p text:style-name="P2"><text:span text:style-name="T1">print(len(set2))</text:span></text:p>
      <text:p text:style-name="P2"><text:span text:style-name="T1"/></text:p>
      <text:p text:style-name="P2"><text:span text:style-name="T1"/></text:p>
      <text:p text:style-name="P2"><text:span text:style-name="T1">set3 = set1 - set2</text:span></text:p>
      <text:p text:style-name="P2"><text:span text:style-name="T1">print(set3)</text:span></text:p>
      <text:p text:style-name="P2"><text:span text:style-name="T1"/></text:p>
      <text:p text:style-name="P2"><text:span text:style-name="T1"/></text:p>
      <text:p text:style-name="P2"><text:span text:style-name="T1">set4 = set2 - set1</text:span></text:p>
      <text:p text:style-name="P2"><text:span text:style-name="T1">print(set4)</text:span></text:p>
      <text:p text:style-name="P2"><text:span text:style-name="T1"/></text:p>
      <text:p text:style-name="P2"><text:span text:style-name="T1"/></text:p>
      <text:p text:style-name="P2"><text:span text:style-name="T1">set5 = set1.intersection(set2)</text:span></text:p>
      <text:p text:style-name="P2"><text:soft-page-break/><text:span text:style-name="T1">print(set5)</text:span></text:p>
      <text:p text:style-name="P2"><text:span text:style-name="T1"/></text:p>
      <text:p text:style-name="P2"><text:span text:style-name="T1"/></text:p>
      <text:p text:style-name="P2"><text:span text:style-name="T1">if len(set1) + len(set2) &gt;= len(set3) + len(set4) + len(set5):</text:span></text:p>
      <text:p text:style-name="P2"><text:span text:style-name="T1"><text:s text:c="4"/>print("La relación de los 5 sets es que el tamaño de dos sets por separado siempre va a ser mayor o igual que la suma de los tamaños de los otros 3 sets, dado que en la intersección se eliminan los valores repetidos en caso de haberlos.")</text:span></text:p>
      <text:p text:style-name="P2"><text:span text:style-name="T1">else:</text:span></text:p>
      <text:p text:style-name="P2"><text:span text:style-name="T1"><text:s text:c="4"/>print("Prueba de nuevo.")</text:span></text:p>
      <text:p text:style-name="P2"><text:span text:style-name="T1"/></text:p>
      <text:p text:style-name="P2"><text:span text:style-name="T1"/></text:p>
      <text:p text:style-name="P2"><text:span text:style-name="T1">set6 = set()</text:span></text:p>
      <text:p text:style-name="P2"><text:span text:style-name="T1"/></text:p>
      <text:p text:style-name="P2"><text:span text:style-name="T1"/></text:p>
      <text:p text:style-name="P2"><text:span text:style-name="T1">set6.update(set3)</text:span></text:p>
      <text:p text:style-name="P2"><text:span text:style-name="T1">set6.update(set5)</text:span></text:p>
      <text:p text:style-name="P2"><text:span text:style-name="T1">print(set6)</text:span></text:p>
      <text:p text:style-name="P2"><text:span text:style-name="T1"/></text:p>
      <text:p text:style-name="P2"><text:span text:style-name="T1"/></text:p>
      <text:p text:style-name="P2"><text:span text:style-name="T1">if set1 == set6:</text:span></text:p>
      <text:p text:style-name="P2"><text:span text:style-name="T1"><text:s text:c="4"/>print("set1 and set6 are equal.")</text:span></text:p>
      <text:p text:style-name="P2"><text:span text:style-name="T1">else:</text:span></text:p>
      <text:p text:style-name="P2"><text:span text:style-name="T1"><text:s text:c="4"/>print("set1 and set6 are not equal.")</text:span></text:p>
      <text:p text:style-name="P2"><text:span text:style-name="T1"/></text:p>
      <text:p text:style-name="P2"><text:span text:style-name="T1"/></text:p>
      <text:p text:style-name="P2"><text:span text:style-name="T1">set2.issubset(set1)</text:span></text:p>
      <text:p text:style-name="P2"><text:span text:style-name="T1">set3.issubset(set1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et345 = (set3.union(set4)).union(set5)</text:span></text:p>
      <text:p text:style-name="P2"><text:span text:style-name="T1">set12 = set1.union(set2)</text:span></text:p>
      <text:p text:style-name="P2"><text:span text:style-name="T1">if len(set345) == set12:</text:span></text:p>
      <text:p text:style-name="P2"><text:span text:style-name="T1"><text:s text:c="4"/>print("They have the same lenght.")</text:span></text:p>
      <text:p text:style-name="P2"><text:span text:style-name="T1">else:</text:span></text:p>
      <text:p text:style-name="P2"><text:span text:style-name="T1"><text:s text:c="4"/>print("They have different lenght."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et_aux = list(set1)</text:span></text:p>
      <text:p text:style-name="P2"><text:span text:style-name="T1">set_aux.reverse()</text:span></text:p>
      <text:p text:style-name="P2"><text:span text:style-name="T1">set_aux.pop()</text:span></text:p>
      <text:p text:style-name="P2"><text:span text:style-name="T1">set_aux.reverse()</text:span></text:p>
      <text:p text:style-name="P2"><text:span text:style-name="T1">set1 = set(set_aux)</text:span></text:p>
      <text:p text:style-name="P2"><text:span text:style-name="T1"/></text:p>
      <text:p text:style-name="P2"><text:span text:style-name="T1"/></text:p>
      <text:p text:style-name="P2"><text:span text:style-name="T1">list_to_remove = [1, 9, 11, 19, 21, 29, 31, 39, 41, 49, 51, 59, 61, 69, 71, 79, 81, 89, 91, 99]</text:span></text:p>
      <text:p text:style-name="P2"><text:span text:style-name="T1">list_to_remove2 = set(list_to_remove)</text:span></text:p>
      <text:p text:style-name="P2"><text:span text:style-name="T1"/></text:p>
      <text:p text:style-name="P2"><text:span text:style-name="T1">[x for x in set1 if x not in list_to_remove2]</text:span></text:p>
      <text:p text:style-name="P2"><text:span text:style-name="T1"/></text:p>
      <text:p text:style-name="P2"><text:span text:style-name="T1"/></text:p>
      <text:p text:style-name="P2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36:17.017506973</meta:creation-date>
    <dc:date>2019-01-24T17:17:37.198844317</dc:date>
    <meta:editing-duration>PT1H25M2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92" meta:word-count="372" meta:character-count="2531" meta:non-whitespace-character-count="2166"/>
  </office:meta>
</office:document-meta>
</file>